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ec7270d-7fff-1271-da41-daa2ab2145b4"/>"""</text:p>
      <text:p text:style-name="P2"> <text:span text:style-name="T1">Milestone C - Software Design and Integration</text:span></text:p>
      <text:p text:style-name="P2"> </text:p>
      <text:p text:style-name="P2"> <text:span text:style-name="T1">Lesson 0:</text:span></text:p>
      <text:p text:style-name="P2"> <text:span text:style-name="T1">Blank Pygame Template with Raspberry Pi GPIO</text:span></text:p>
      <text:p text:style-name="P2"> </text:p>
      <text:p text:style-name="P1">"""</text:p>
      <text:p text:style-name="P2"> </text:p>
      <text:p text:style-name="P1">import pygame</text:p>
      <text:p text:style-name="Text_20_body"/>
      <text:p text:style-name="P1">#import RPi.GPIO as GPIO</text:p>
      <text:p text:style-name="P1">import time</text:p>
      <text:p text:style-name="P2"> </text:p>
      <text:p text:style-name="P1"># Definitions</text:p>
      <text:p text:style-name="Text_20_body"/>
      <text:p text:style-name="P1"># Initialize Pygame</text:p>
      <text:p text:style-name="P1">pygame.init()</text:p>
      <text:p text:style-name="P2"> </text:p>
      <text:p text:style-name="P1"># Set the width and height of the screen [width, height]</text:p>
      <text:p text:style-name="P1">size = (600, 480)</text:p>
      <text:p text:style-name="P1">screen = pygame.display.set_mode(size)</text:p>
      <text:p text:style-name="P1">pygame.display.set_caption("My Game")</text:p>
      <text:p text:style-name="P2"> </text:p>
      <text:p text:style-name="P1"># Set main loop complete</text:p>
      <text:p text:style-name="P1">complete = False</text:p>
      <text:p text:style-name="P2"> </text:p>
      <text:p text:style-name="P1"># Set the speed of loops</text:p>
      <text:p text:style-name="P1">clock = pygame.time.Clock()</text:p>
      <text:p text:style-name="P2"> </text:p>
      <text:p text:style-name="P1"># -------- Main Program Loop -----------</text:p>
      <text:p text:style-name="P1">while not complete:</text:p>
      <text:p text:style-name="P2">    <text:span text:style-name="T1"># -- Main event loop</text:span></text:p>
      <text:p text:style-name="P2">    <text:span text:style-name="T1">for event in pygame.event.get():</text:span></text:p>
      <text:p text:style-name="P2">        <text:span text:style-name="T1">if event.type == pygame.QUIT:</text:span></text:p>
      <text:p text:style-name="P2">            <text:span text:style-name="T1">complete = True</text:span></text:p>
      <text:p text:style-name="P2"> </text:p>
      <text:p text:style-name="P2">    <text:span text:style-name="T1"># - Add game logic should go here</text:span></text:p>
      <text:p text:style-name="P2"> </text:p>
      <text:p text:style-name="P2">    <text:span text:style-name="T1"># - Screen clearing code goes here</text:span></text:p>
      <text:p text:style-name="P2"><text:soft-page-break/>    <text:span text:style-name="T1">screen.fill((0,0,0))</text:span></text:p>
      <text:p text:style-name="Text_20_body"/>
      <text:p text:style-name="P2">    <text:span text:style-name="T1"># - Draw objects on the screen</text:span></text:p>
      <text:p text:style-name="P2">    </text:p>
      <text:p text:style-name="P2">     </text:p>
      <text:p text:style-name="P2">    <text:span text:style-name="T1"># - Update the screen with our drawing</text:span></text:p>
      <text:p text:style-name="P2">    <text:span text:style-name="T1">pygame.display.flip()</text:span></text:p>
      <text:p text:style-name="Text_20_body"/>
      <text:p text:style-name="P2">    <text:span text:style-name="T1"># Set frame rate</text:span></text:p>
      <text:p text:style-name="P2">    <text:span text:style-name="T1">clock.tick(30)</text:span></text:p>
      <text:p text:style-name="P2"> </text:p>
      <text:p text:style-name="P1"># Close the window and quit.</text:p>
      <text:p text:style-name="P1">pygame.quit()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14:00:42.874859815</meta:creation-date>
    <dc:date>2021-03-04T14:03:00.871820467</dc:date>
    <meta:editing-duration>PT2M23S</meta:editing-duration>
    <meta:editing-cycles>1</meta:editing-cycles>
    <meta:document-statistic meta:table-count="0" meta:image-count="0" meta:object-count="0" meta:page-count="2" meta:paragraph-count="49" meta:word-count="138" meta:character-count="922" meta:non-whitespace-character-count="735"/>
    <meta:generator>LibreOffice/6.1.5.2$Linux_ARM_EABI LibreOffice_project/10$Build-2</meta:generator>
  </office:meta>
</office:document-meta>
</file>